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</office:automatic-styles>
  <office:body>
    <office:text text:use-soft-page-breaks="true">
      <text:p text:style-name="P1">My list of things to bring on Avon Tyrel:</text:p>
      <text:list text:style-name="LFO1" text:continue-numbering="true">
        <text:list-item>
          <text:p text:style-name="P2">My pyjamas</text:p>
        </text:list-item>
        <text:list-item>
          <text:p text:style-name="P3"><text:s/>3<text:s/>swimming trunks</text:p>
        </text:list-item>
        <text:list-item>
          <text:p text:style-name="P4"><text:s/>5<text:s/>hoodies</text:p>
        </text:list-item>
        <text:list-item>
          <text:p text:style-name="P5">Lots of socks<text:s/>10 PAIRS OF SOCKS.</text:p>
        </text:list-item>
        <text:list-item>
          <text:p text:style-name="P6">Quite a few boxers<text:s/>X10</text:p>
        </text:list-item>
        <text:list-item>
          <text:p text:style-name="P7">A cap<text:s/></text:p>
        </text:list-item>
        <text:list-item>
          <text:p text:style-name="P8">Sunglasses<text:s/></text:p>
        </text:list-item>
        <text:list-item>
          <text:p text:style-name="P9">Suns cream<text:s/>X2</text:p>
        </text:list-item>
        <text:list-item>
          <text:p text:style-name="P10">Allergy tablet</text:p>
        </text:list-item>
        <text:list-item>
          <text:p text:style-name="P11">Eye drops</text:p>
        </text:list-item>
        <text:list-item>
          <text:p text:style-name="P12">Nose spray</text:p>
        </text:list-item>
        <text:list-item>
          <text:p text:style-name="P13">Snacks<text:s/></text:p>
        </text:list-item>
        <text:list-item>
          <text:p text:style-name="P14">Waterproof coat</text:p>
        </text:list-item>
        <text:list-item>
          <text:p text:style-name="P15">Disco outfit<text:s/>1 SHORTS, 1 T-SHIRT, I PAIR OF SOCKS</text:p>
        </text:list-item>
        <text:list-item>
          <text:p text:style-name="P16">3 big<text:s/>towels, 1 small</text:p>
        </text:list-item>
        <text:list-item>
          <text:p text:style-name="P17">Mosquito spray/only roll on</text:p>
        </text:list-item>
        <text:list-item>
          <text:p text:style-name="P18">Money for gift shop</text:p>
        </text:list-item>
        <text:list-item>
          <text:p text:style-name="P19">Inhaler</text:p>
        </text:list-item>
        <text:list-item>
          <text:p text:style-name="P20">EpiPen<text:s/></text:p>
        </text:list-item>
        <text:list-item>
          <text:p text:style-name="P21">2 trainers<text:s/></text:p>
        </text:list-item>
        <text:list-item>
          <text:p text:style-name="P22">Wet shoes<text:s/></text:p>
        </text:list-item>
        <text:list-item>
          <text:p text:style-name="P23">Slider<text:s/></text:p>
        </text:list-item>
        <text:list-item>
          <text:p text:style-name="P24">Manual toothbrush<text:s/></text:p>
        </text:list-item>
        <text:list-item>
          <text:p text:style-name="P25">Bag pack<text:s/></text:p>
        </text:list-item>
        <text:list-item>
          <text:p text:style-name="P26">suitcases</text:p>
        </text:list-item>
        <text:list-item>
          <text:p text:style-name="P27">2 bin liners</text:p>
        </text:list-item>
        <text:list-item>
          <text:p text:style-name="P28">Lynx ice cool shower gel 3in1<text:s/></text:p>
        </text:list-item>
        <text:list-item>
          <text:p text:style-name="P29">Toothpaste<text:s/></text:p>
        </text:list-item>
        <text:list-item>
          <text:p text:style-name="P30">Roll on lynx ice cool detergent<text:s/></text:p>
        </text:list-item>
        <text:list-item>
          <text:p text:style-name="P31">Reading books<text:s/></text:p>
        </text:list-item>
        <text:list-item>
          <text:p text:style-name="P32">Play scripts</text:p>
        </text:list-item>
        <text:list-item>
          <text:p text:style-name="P33">Tracksuits<text:s/>X5</text:p>
        </text:list-item>
        <text:list-item>
          <text:p text:style-name="P34">Bae bag</text:p>
        </text:list-item>
        <text:list-item>
          <text:p text:style-name="P35">3 shorts</text:p>
        </text:list-item>
        <text:list-item>
          <text:p text:style-name="P36">4 long sleeve shirts</text:p>
        </text:list-item>
        <text:list-item>
          <text:p text:style-name="P37">9 t-shirts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n</meta:initial-creator>
    <dc:creator>Ian</dc:creator>
    <meta:creation-date>2022-06-11T17:20:00Z</meta:creation-date>
    <dc:date>2022-06-12T11:00:00Z</dc:date>
    <meta:template xlink:href="Normal" xlink:type="simple"/>
    <meta:editing-cycles>2</meta:editing-cycles>
    <meta:editing-duration>PT7380S</meta:editing-duration>
    <meta:document-statistic meta:page-count="1" meta:paragraph-count="1" meta:word-count="92" meta:character-count="618" meta:row-count="4" meta:non-whitespace-character-count="527"/>
  </office:meta>
</office:document-meta>
</file>